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8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1535.6" table:style-name="ce3">
            <text:p>1535.6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10H17M0.000S" table:style-name="ce6">
            <text:p>10:17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8T00:00:00" table:style-name="ce7">
            <text:p>8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34.02000000000001" table:style-name="ce1">
            <text:p>134.0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39.22" table:style-name="ce1">
            <text:p>39.22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38:32Z</dc:date>
    <meta:editing-cycles>30</meta:editing-cycles>
    <meta:editing-duration>PT0S</meta:editing-duration>
  </office:meta>
</office:document-meta>
</file>